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ec7" officeooo:paragraph-rsid="000a7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rcrest City Libraries EER diagram assumptions</text:p>
      <text:p text:style-name="P1"/>
      <text:p text:style-name="P1">Notes on the EER diagram.</text:p>
      <text:p text:style-name="P1"/>
      <text:p text:style-name="P1">* Note 1: Audiobooks and DVDs might not have an ISBN, therefore the ISBN attribute is not a key candidate.</text:p>
      <text:p text:style-name="P1"/>
      <text:p text:style-name="P1">Assumptions made.</text:p>
      <text:p text:style-name="P1">Assumption 1: All media can be categorized as either books, audiobooks or DVDs.</text:p>
      <text:p text:style-name="P1">Assumption 2: It is not necessarily the case that media is housed in a specific library. In the case of digital media, they are not housed in any physical location.</text:p>
      <text:p text:style-name="P1"/>
      <text:p text:style-name="P1">Backend is Node.j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7:27:45.856000000</meta:creation-date>
    <dc:date>2024-02-22T19:11:52.560000000</dc:date>
    <meta:editing-duration>P3DT1H44M7S</meta:editing-duration>
    <meta:editing-cycles>1</meta:editing-cycles>
    <meta:document-statistic meta:table-count="0" meta:image-count="0" meta:object-count="0" meta:page-count="1" meta:paragraph-count="7" meta:word-count="79" meta:character-count="457" meta:non-whitespace-character-count="385"/>
    <meta:generator>LibreOffice/7.5.4.2$Windows_X86_64 LibreOffice_project/36ccfdc35048b057fd9854c757a8b67ec53977b6</meta:generator>
  </office:meta>
</office:document-meta>
</file>